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officeooo:rsid="001fcb24"/>
    </style:style>
    <style:style style:name="T7" style:family="text">
      <style:text-properties officeooo:rsid="0022cb5a"/>
    </style:style>
    <style:style style:name="T8" style:family="text">
      <style:text-properties officeooo:rsid="002345a5"/>
    </style:style>
    <style:style style:name="T9" style:family="text">
      <style:text-properties officeooo:rsid="0026fc06"/>
    </style:style>
    <style:style style:name="T10" style:family="text">
      <style:text-properties officeooo:rsid="00284375"/>
    </style:style>
    <style:style style:name="T11" style:family="text">
      <style:text-properties officeooo:rsid="00294065"/>
    </style:style>
    <style:style style:name="T12" style:family="text">
      <style:text-properties fo:font-variant="normal" fo:text-transform="none" style:font-name="Gotham" fo:letter-spacing="normal" fo:font-style="normal" fo:font-weight="normal"/>
    </style:style>
    <style:style style:name="T13" style:family="text">
      <style:text-properties fo:font-variant="normal" fo:text-transform="none" style:font-name="Gotham" fo:letter-spacing="normal" fo:font-style="normal" fo:font-weight="normal"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 officeooo:rsid="002ab516"/>
    </style:style>
    <style:style style:name="T15" style:family="text">
      <style:text-properties fo:font-variant="normal" fo:text-transform="none" style:font-name="Gotham" fo:letter-spacing="normal" fo:font-style="normal" fo:font-weight="normal" officeooo:rsid="002c51f5"/>
    </style:style>
    <style:style style:name="T16" style:family="text">
      <style:text-properties officeooo:rsid="002f6648"/>
    </style:style>
    <style:style style:name="T17" style:family="text">
      <style:text-properties officeooo:rsid="00303b11"/>
    </style:style>
    <style:style style:name="T18" style:family="text">
      <style:text-properties officeooo:rsid="00324d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0">ria</text:span> ter. <text:span text:style-name="T9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10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1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8"><text:span text:style-name="T11">Agradeço aos meus amigos, </text:span><text:span text:style-name="T12">Igor de Moura Ventorim </text:span><text:span text:style-name="T13">e Gustavo Epichin Monjardim, por sempre me ajudarem </text:span><text:span text:style-name="T14">durante a minha graduação. Obrigado a todos os meus colegas e todas as pessoas boas que conheci na universidade.</text:span></text:p>
      <text:p text:style-name="P14"/>
      <text:p text:style-name="P9"><text:span text:style-name="T14">Obrigado aos professores que contribuíram para a minha formação, Rosane, Eduardo, Ricardo, </text:span><text:span text:style-name="T15">Davidson, em especial meu orientador Vítor, que me transmitiu um conhecimento inestimável.</text:span></text:p>
      <text:p text:style-name="P16"><text:s/></text:p>
      <text:p text:style-name="P15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6">O objetivo geral pode ser subdividido nos seguintes objetivos específicos:</text:span></text:p>
      <text:p text:style-name="P3"/>
      <text:list xml:id="list4029286809" text:style-name="L1">
        <text:list-item>
          <text:p text:style-name="P11">Utilizar os <text:span text:style-name="T3">frameworks</text:span> GWT e <text:span text:style-name="T8">G</text:span>rails para realizar uma nova implementação do SCAP, <text:span text:style-name="T7">aproveitando os seus requisitos. Nesse objetivo será possível aplicar os conceitos de Engenharia de Requisitos e Engenharia de Software;</text:span></text:p>
        </text:list-item>
        <text:list-item>
          <text:p text:style-name="P12"><text:soft-page-break/>Aplicar o método FrameWeb para definir a documentação da arquitetura do <text:span text:style-name="T16">projeto de</text:span> sistema <text:span text:style-name="T17">para cada </text:span><text:span text:style-name="T5">framework</text:span>;</text:p>
        </text:list-item>
        <text:list-item>
          <text:p text:style-name="P13">Realizar o estudo dos requisitos já levantados e <text:span text:style-name="T18">efetuar</text:span> uma comparação entre os frameworks que já foram utilizados em versões anterio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20T09:19:22.809030609</dc:date>
    <meta:editing-duration>PT3H38M50S</meta:editing-duration>
    <meta:editing-cycles>11</meta:editing-cycles>
    <meta:generator>LibreOffice/6.2.1.2$Linux_X86_64 LibreOffice_project/7bcb35dc3024a62dea0caee87020152d1ee96e71</meta:generator>
    <meta:document-statistic meta:table-count="0" meta:image-count="0" meta:object-count="0" meta:page-count="2" meta:paragraph-count="17" meta:word-count="404" meta:character-count="2579" meta:non-whitespace-character-count="2188"/>
  </office:meta>
</office:document-meta>
</file>